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FreeMono" svg:font-family="FreeMono" style:font-family-generic="modern" style:font-pitch="fixed"/>
    <style:font-face style:name="Droid Serif" svg:font-family="'Droid Serif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FreeMono" fo:font-size="10pt" officeooo:paragraph-rsid="002608b9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CODE">
      <style:paragraph-properties fo:break-before="page"/>
    </style:style>
    <style:style style:name="P4" style:family="paragraph" style:parent-style-name="Text_20_body">
      <style:text-properties officeooo:rsid="002098a7" officeooo:paragraph-rsid="002098a7"/>
    </style:style>
    <style:style style:name="P5" style:family="paragraph" style:parent-style-name="Standard">
      <style:text-properties officeooo:rsid="001ddf1c"/>
    </style:style>
    <style:style style:name="P6" style:family="paragraph" style:parent-style-name="Standard" style:list-style-name="L1">
      <style:text-properties officeooo:rsid="001ddf1c"/>
    </style:style>
    <style:style style:name="P7" style:family="paragraph" style:parent-style-name="Standard" style:list-style-name="L2">
      <style:text-properties officeooo:rsid="001ddf1c"/>
    </style:style>
    <style:style style:name="P8" style:family="paragraph" style:parent-style-name="Standard" style:list-style-name="L5">
      <style:text-properties officeooo:rsid="001ddf1c"/>
    </style:style>
    <style:style style:name="P9" style:family="paragraph" style:parent-style-name="Standard" style:list-style-name="L5">
      <style:paragraph-properties>
        <style:tab-stops>
          <style:tab-stop style:position="0.1827in"/>
        </style:tab-stops>
      </style:paragraph-properties>
      <style:text-properties officeooo:rsid="001ddf1c"/>
    </style:style>
    <style:style style:name="P10" style:family="paragraph" style:parent-style-name="Standard" style:list-style-name="L5">
      <style:paragraph-properties>
        <style:tab-stops>
          <style:tab-stop style:position="0.1827in"/>
        </style:tab-stops>
      </style:paragraph-properties>
      <style:text-properties officeooo:rsid="001ddf1c" officeooo:paragraph-rsid="001ddf1c"/>
    </style:style>
    <style:style style:name="P11" style:family="paragraph" style:parent-style-name="Standard" style:list-style-name="L5">
      <style:paragraph-properties>
        <style:tab-stops>
          <style:tab-stop style:position="-0.061in"/>
          <style:tab-stop style:position="-0.052in"/>
        </style:tab-stops>
      </style:paragraph-properties>
      <style:text-properties officeooo:rsid="001ddf1c"/>
    </style:style>
    <style:style style:name="P12" style:family="paragraph" style:parent-style-name="Standard" style:list-style-name="L6">
      <style:text-properties officeooo:rsid="001ddf1c"/>
    </style:style>
    <style:style style:name="P13" style:family="paragraph" style:parent-style-name="Standard" style:list-style-name="L6">
      <style:paragraph-properties>
        <style:tab-stops>
          <style:tab-stop style:position="0.1563in"/>
        </style:tab-stops>
      </style:paragraph-properties>
      <style:text-properties officeooo:rsid="001ddf1c"/>
    </style:style>
    <style:style style:name="P14" style:family="paragraph" style:parent-style-name="Standard" style:list-style-name="L7">
      <style:text-properties officeooo:rsid="001ddf1c"/>
    </style:style>
    <style:style style:name="P15" style:family="paragraph" style:parent-style-name="Standard" style:list-style-name="L7">
      <style:paragraph-properties>
        <style:tab-stops>
          <style:tab-stop style:position="0.2in"/>
          <style:tab-stop style:position="0.2091in"/>
        </style:tab-stops>
      </style:paragraph-properties>
      <style:text-properties officeooo:rsid="001ddf1c"/>
    </style:style>
    <style:style style:name="P16" style:family="paragraph" style:parent-style-name="Standard" style:list-style-name="L8">
      <style:text-properties officeooo:rsid="001ddf1c"/>
    </style:style>
    <style:style style:name="P17" style:family="paragraph" style:parent-style-name="Standard" style:list-style-name="L9">
      <style:text-properties officeooo:rsid="001ddf1c"/>
    </style:style>
    <style:style style:name="P18" style:family="paragraph" style:parent-style-name="Standard" style:list-style-name="L2"/>
    <style:style style:name="P19" style:family="paragraph" style:parent-style-name="Standard" style:list-style-name="L3"/>
    <style:style style:name="P20" style:family="paragraph" style:parent-style-name="Standard" style:list-style-name="L4"/>
    <style:style style:name="P21" style:family="paragraph" style:parent-style-name="Standard" style:list-style-name="L4">
      <style:text-properties officeooo:paragraph-rsid="0022e654"/>
    </style:style>
    <style:style style:name="P22" style:family="paragraph" style:parent-style-name="Standard" style:list-style-name="L5"/>
    <style:style style:name="P23" style:family="paragraph" style:parent-style-name="Standard" style:list-style-name="L5">
      <style:text-properties officeooo:paragraph-rsid="001ddf1c"/>
    </style:style>
    <style:style style:name="P24" style:family="paragraph" style:parent-style-name="Standard" style:list-style-name="L5">
      <style:text-properties officeooo:paragraph-rsid="00229389"/>
    </style:style>
    <style:style style:name="P25" style:family="paragraph" style:parent-style-name="Standard" style:list-style-name="L6"/>
    <style:style style:name="P26" style:family="paragraph" style:parent-style-name="Standard" style:list-style-name="L6">
      <style:text-properties officeooo:paragraph-rsid="0024d765"/>
    </style:style>
    <style:style style:name="P27" style:family="paragraph" style:parent-style-name="Standard" style:list-style-name="L6">
      <style:paragraph-properties>
        <style:tab-stops>
          <style:tab-stop style:position="0.1563in"/>
        </style:tab-stops>
      </style:paragraph-properties>
    </style:style>
    <style:style style:name="P28" style:family="paragraph" style:parent-style-name="Standard" style:list-style-name="L7"/>
    <style:style style:name="P29" style:family="paragraph" style:parent-style-name="Standard" style:list-style-name="L7">
      <style:paragraph-properties>
        <style:tab-stops>
          <style:tab-stop style:position="0.2in"/>
          <style:tab-stop style:position="0.2091in"/>
        </style:tab-stops>
      </style:paragraph-properties>
    </style:style>
    <style:style style:name="P30" style:family="paragraph" style:parent-style-name="Standard">
      <style:text-properties officeooo:rsid="001f1ee0" officeooo:paragraph-rsid="001f1ee0"/>
    </style:style>
    <style:style style:name="P31" style:family="paragraph" style:parent-style-name="Standard" style:list-style-name="List_20_2">
      <style:paragraph-properties fo:margin-left="0.4866in" fo:margin-right="0in" fo:text-align="start" style:justify-single-word="false" fo:text-indent="0.0091in" style:auto-text-indent="false">
        <style:tab-stops>
          <style:tab-stop style:position="0.2693in"/>
        </style:tab-stops>
      </style:paragraph-properties>
      <style:text-properties officeooo:rsid="001ddf1c"/>
    </style:style>
    <style:style style:name="P32" style:family="paragraph" style:parent-style-name="CODE">
      <style:text-properties officeooo:rsid="001bcf55"/>
    </style:style>
    <style:style style:name="P33" style:family="paragraph" style:parent-style-name="Heading_20_1">
      <style:text-properties officeooo:rsid="001ddf1c"/>
    </style:style>
    <style:style style:name="P34" style:family="paragraph" style:parent-style-name="Heading_20_1">
      <style:text-properties officeooo:rsid="001ddf1c" officeooo:paragraph-rsid="0024d765"/>
    </style:style>
    <style:style style:name="P35" style:family="paragraph" style:parent-style-name="Heading_20_1">
      <style:text-properties officeooo:rsid="002098a7" officeooo:paragraph-rsid="002098a7"/>
    </style:style>
    <style:style style:name="P36" style:family="paragraph" style:parent-style-name="Title">
      <style:text-properties officeooo:rsid="001ddf1c"/>
    </style:style>
    <style:style style:name="T1" style:family="text">
      <style:text-properties officeooo:rsid="0020e203"/>
    </style:style>
    <style:style style:name="T2" style:family="text">
      <style:text-properties officeooo:rsid="001bcf55"/>
    </style:style>
    <style:style style:name="T3" style:family="text">
      <style:text-properties officeooo:rsid="001ddf1c"/>
    </style:style>
    <style:style style:name="T4" style:family="text">
      <style:text-properties officeooo:rsid="001f1ee0"/>
    </style:style>
    <style:style style:name="T5" style:family="text">
      <style:text-properties style:font-name="Droid Serif" fo:font-size="12pt" officeooo:rsid="001ddf1c" style:font-size-asian="12pt" style:font-size-complex="12pt"/>
    </style:style>
    <style:style style:name="T6" style:family="text">
      <style:text-properties style:font-name="Droid Serif" fo:font-size="12pt" officeooo:rsid="00229389" style:font-size-asian="12pt" style:font-size-complex="12pt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Sistem de criptare dezvoltat în cadrul cursului de SSI</text:p>
      <text:h text:style-name="P33" text:outline-level="1">Descriere de ansamblu</text:h>
      <text:p text:style-name="P5">Sistemul conține 4 componente:</text:p>
      <text:list xml:id="list1973297238109987503" text:style-name="L1">
        <text:list-item>
          <text:p text:style-name="P6">Un bloc de transformări liniare modulo 256</text:p>
        </text:list-item>
        <text:list-item>
          <text:p text:style-name="P6">O codificare într-un alfabet similar base64</text:p>
        </text:list-item>
        <text:list-item>
          <text:p text:style-name="P6">O interclasare a textului cu o serie de caractere generate aleator</text:p>
        </text:list-item>
        <text:list-item>
          <text:p text:style-name="P6">Un generator de numere pseudo-aleatoare</text:p>
        </text:list-item>
      </text:list>
      <text:p text:style-name="P5"/>
      <text:p text:style-name="P5">Algoritmul se folosește de un generator de numere pseudo-aleatoare intern.</text:p>
      <text:p text:style-name="P5"/>
      <text:p text:style-name="P5">Parametrii sistemului de criptare sunt următorii:</text:p>
      <text:list xml:id="list3862888181423367953" text:style-name="L2">
        <text:list-item>
          <text:p text:style-name="P7">Textul de intrare</text:p>
        </text:list-item>
        <text:list-item>
          <text:p text:style-name="P7">O cheie secretă</text:p>
        </text:list-item>
        <text:list-item>
          <text:p text:style-name="P18"><text:span text:style-name="T3">Un număr întreg pe 32 de biți (</text:span><text:span text:style-name="inlineCODE">MAGIC1</text:span><text:span text:style-name="T3">)</text:span></text:p>
        </text:list-item>
        <text:list-item>
          <text:p text:style-name="P18"><text:span text:style-name="T3">Un număr întreg </text:span><text:span text:style-name="inlineCODE">MAGIC2</text:span><text:span text:style-name="T3"> reprezentând lungimea minimă a cheii</text:span></text:p>
        </text:list-item>
        <text:list-item>
          <text:p text:style-name="P7">O permutare de dimensiune 64</text:p>
        </text:list-item>
      </text:list>
      <text:p text:style-name="P5"/>
      <text:p text:style-name="P5">Operațiile folosite sunt: sumă modulo 256, XOR și shift-ări de biți.</text:p>
      <text:p text:style-name="P5"/>
      <text:p text:style-name="P5">Algoritmul ia ca intrare un șir de octeți (spre exemplu un text codificat ASCII) iar la ieșire dă un text criptat codificat într-un sistem similar celui base64 de cel puțin două ori mai lung decât intrarea. Lungimea exactă a textului de la ieșire este în funcție de textul de intrare, cheie și ceilalți parametrii ai sistemului.</text:p>
      <text:p text:style-name="P5"/>
      <text:p text:style-name="P5">Pentru descrierea algoritmilor celor 3 componente se vor folosi următoarele notații:</text:p>
      <text:list xml:id="list3862409395131528871" text:style-name="L3">
        <text:list-item>
          <text:p text:style-name="P19"><text:span text:style-name="inlineCODE">T, NT</text:span><text:span text:style-name="T3"> &lt;- textul de intrare (și/sau pe care se operează) și lungimea sa</text:span></text:p>
        </text:list-item>
        <text:list-item>
          <text:p text:style-name="P19"><text:span text:style-name="inlineCODE">R, NR</text:span><text:span text:style-name="T3"> &lt;- text generat aleator</text:span></text:p>
        </text:list-item>
        <text:list-item>
          <text:p text:style-name="P19"><text:span text:style-name="inlineCODE">K, NK</text:span><text:span text:style-name="T3"> &lt;- cheia secretă și lungimea sa</text:span></text:p>
        </text:list-item>
        <text:list-item>
          <text:p text:style-name="P19"><text:span text:style-name="inlineCODE">MAGIC1, MAGIC2</text:span><text:span text:style-name="T3"> &lt;- cei doi parametrii întregi pe 32 de biți ai sistemului</text:span></text:p>
        </text:list-item>
        <text:list-item>
          <text:p text:style-name="P19"><text:span text:style-name="inlineCODE">ALPHBT</text:span><text:span text:style-name="T3"> &lt;- alfabetul intern folosit pentru a genera textul final criptat</text:span></text:p>
        </text:list-item>
        <text:list-item>
          <text:p text:style-name="P19"><text:span text:style-name="inlineCODE">PERM</text:span><text:span text:style-name="T3"> &lt;- permutarea 64 aplicată alfabetului intern</text:span></text:p>
        </text:list-item>
      </text:list>
      <text:p text:style-name="P5"/>
      <text:p text:style-name="P5">De asemenea, variabile interne:</text:p>
      <text:list xml:id="list2193600737662773242" text:style-name="L4">
        <text:list-item>
          <text:p text:style-name="P20"><text:span text:style-name="inlineCODE">H</text:span><text:span text:style-name="T3"> &lt;- un hash calculat al cheii</text:span></text:p>
        </text:list-item>
        <text:list-item>
          <text:p text:style-name="P20"><text:span text:style-name="inlineCODE">E</text:span><text:span text:style-name="T3"> &lt;- un număr pseudo-aleator</text:span></text:p>
        </text:list-item>
        <text:list-item>
          <text:p text:style-name="P21"><text:span text:style-name="inlineCODE">I</text:span><text:span text:style-name="T3"> &lt;- un index întreg natural</text:span></text:p>
        </text:list-item>
      </text:list>
      <text:h text:style-name="P33" text:outline-level="1">Componenta 1</text:h>
      <text:p text:style-name="P5">Aceasta este prima codificare aplicată. Se operează direct pe textul de intrare, lungimea textului criptat este aceeași.</text:p>
      <text:p text:style-name="P5"/>
      <text:p text:style-name="P5">Are 4 pași:</text:p>
      <text:list xml:id="list8417632497212495299" text:style-name="L5">
        <text:list-item>
          <text:p text:style-name="P8">Cheia este introdusă în șirul de bytes al textului clar.</text:p>
          <text:list>
            <text:list-item>
              <text:p text:style-name="P10"><text:soft-page-break/>Octeții de index impari sunt însumați modulo 256 cu octeții textului de intrare, pe aceleași poziții</text:p>
              <text:list>
                <text:list-header>
                  <text:p text:style-name="P23"><text:span text:style-name="inlineCODE">T(2*I) := T(2*I) + K(2*I), I = 1,NK/2</text:span></text:p>
                </text:list-header>
              </text:list>
            </text:list-item>
            <text:list-item>
              <text:p text:style-name="P9">Octeții de index par ai textului de intrare sunt XOR-uiți cu suma modulo 256 a caracterului de același index al cheii împreună cu H</text:p>
              <text:list>
                <text:list-header>
                  <text:p text:style-name="P11">Deci:</text:p>
                  <text:p text:style-name="P22"><text:span text:style-name="inlineCODE">T(2*I+1) := T(2*I+1) XOR ( K(2*I+1)+H (mod 256) ), I = 1,NK/2</text:span></text:p>
                </text:list-header>
              </text:list>
            </text:list-item>
          </text:list>
        </text:list-item>
        <text:list-item>
          <text:p text:style-name="P22"><text:span text:style-name="T3">Pornind de la indexul </text:span><text:span text:style-name="inlineCODE">NK+1</text:span><text:span text:style-name="T3">, caracterul de la poziția </text:span><text:span text:style-name="inlineCODE">I</text:span><text:span text:style-name="T3"> este însumat cu cel de pe poziția </text:span><text:span text:style-name="inlineCODE">I-NK</text:span><text:span text:style-name="T3"> și cu cel de pe poziția </text:span><text:span text:style-name="inlineCODE">I-NK+MAGIC2</text:span><text:span text:style-name="T3">. </text:span><text:span text:style-name="inlineCODE">MAGIC2</text:span><text:span text:style-name="T3"> reprezintă lungimea minimă a cheii și este un parametru al sistemului.</text:span></text:p>
          <text:list>
            <text:list-item>
              <text:list>
                <text:list-header>
                  <text:p text:style-name="P23"><text:span text:style-name="inlineCODE">T(I) := T(I) + T(I-NK) + T(I-NK+MAGIC2) (mod 256), I = NK+1,NT</text:span></text:p>
                </text:list-header>
              </text:list>
            </text:list-item>
          </text:list>
        </text:list-item>
        <text:list-item>
          <text:p text:style-name="P22"><text:span text:style-name="inlineCODE"><text:span text:style-name="T5">Pasul 3:</text:span></text:span></text:p>
          <text:p text:style-name="P24"><text:span text:style-name="inlineCODE"><text:tab/>T(I) := T(I) XOR ( H + T(NT-I+1) (mod 256) )</text:span></text:p>
          <text:p text:style-name="P22"><text:span text:style-name="inlineCODE"><text:tab/>T(NT-I+1) := T(NT-I+1) + T(I) (mod 256)</text:span></text:p>
          <text:p text:style-name="P22"><text:span text:style-name="inlineCODE"><text:tab/>I = NK+1,NT</text:span></text:p>
        </text:list-item>
        <text:list-item>
          <text:p text:style-name="P24"><text:span text:style-name="inlineCODE"><text:span text:style-name="T5">Pasul </text:span></text:span><text:span text:style-name="inlineCODE"><text:span text:style-name="T6">4</text:span></text:span><text:span text:style-name="inlineCODE"><text:span text:style-name="T5">:</text:span></text:span></text:p>
          <text:p text:style-name="P24"><text:span text:style-name="inlineCODE"><text:tab/>T(J) := T(J) XOR T(J-1)</text:span></text:p>
          <text:p text:style-name="P22"><text:span text:style-name="inlineCODE"><text:tab/>J = I * (|H| (mod 4) + 1)</text:span></text:p>
          <text:p text:style-name="P22"><text:span text:style-name="inlineCODE"><text:tab/>I = 4,NT-4</text:span></text:p>
        </text:list-item>
      </text:list>
      <text:h text:style-name="P33" text:outline-level="1">Componenta 2</text:h>
      <text:p text:style-name="P5">Această componentă trece textul de intrare într-un alfabet de 64 de caractere. Această componentă de folosește de un generator de numere pseudo-aleatoare.</text:p>
      <text:p text:style-name="P5"/>
      <text:p text:style-name="P5">Algoritmul este:</text:p>
      <text:list xml:id="list8558732393086842571" text:style-name="L6">
        <text:list-item>
          <text:p text:style-name="P25"><text:span text:style-name="T3">Motorul de numere pseudo-aleatoare este inițializat cu parametrul </text:span><text:span text:style-name="inlineCODE">MAGIC1</text:span></text:p>
        </text:list-item>
        <text:list-item>
          <text:p text:style-name="P12">Următorul byte din textul de intrare este spart în două nibble-uri, cel semnificativ și cel mai puțin semnificativ, și se construiesc două caractere de 6 de biți în următorul fel:</text:p>
          <text:list>
            <text:list-item>
              <text:p text:style-name="P27"><text:span text:style-name="T3">Se generează următorul număr pseudo-aleator, </text:span><text:span text:style-name="inlineCODE">E</text:span></text:p>
            </text:list-item>
            <text:list-item>
              <text:p text:style-name="P13">Nibbleul este centrat (cel semnificativ este shiftat doi biți la dreapta, cel mai puțin semnificativ shiftat doi biți la stânga). Cel mai semnificativ este după aceea XOR-uit cu un caracter generat precedent.</text:p>
            </text:list-item>
            <text:list-item>
              <text:p text:style-name="P13">Sunt alipiți doi biți pe pozițiile cele mai puțin semnificative generați în funcție de E și caracterul curent.</text:p>
            </text:list-item>
          </text:list>
        </text:list-item>
        <text:list-item>
          <text:p text:style-name="P26"><text:span text:style-name="T3">Se alipește la textul de ieșire </text:span><text:span text:style-name="inlineCODE">ALPHBT(PERM(I1))</text:span><text:span text:style-name="T3"> și </text:span><text:span text:style-name="inlineCODE">ALPHBT(PERM(I2))</text:span><text:span text:style-name="T3">, </text:span><text:span text:style-name="inlineCODE">I1</text:span><text:span text:style-name="T3"> și </text:span><text:span text:style-name="inlineCODE">I2</text:span><text:span text:style-name="T3"> fiind numerele obținute la pasul 2. Se continuă cu pasul 2. dacă mai sunt caractere.</text:span></text:p>
        </text:list-item>
      </text:list>
      <text:h text:style-name="P34" text:outline-level="1">Componenta 3</text:h>
      <text:p text:style-name="Standard"><text:span text:style-name="T3">Această componentă interclasează textul de intrare cu un text cu caractere din alfabetul </text:span><text:span text:style-name="inlineCODE">ALPHBT</text:span><text:span text:style-name="T3"> după următorul algoritm:</text:span></text:p>
      <text:list xml:id="list1796291372865524022" text:style-name="L7">
        <text:list-item>
          <text:p text:style-name="P28"><text:span text:style-name="T3">Se inițializează motorul de numere aleatoare cu </text:span><text:span text:style-name="inlineCODE">H</text:span></text:p>
        </text:list-item>
        <text:list-item>
          <text:p text:style-name="P28"><text:span text:style-name="T3">Se calculează lungimea maximă a textului aleator </text:span><text:span text:style-name="inlineCODE">MAX=(T(1)+1)*((T(2)+1)/2)</text:span><text:span text:style-name="T3"> (înmulțiri și împărțiri pe numere întregi reprezentate pe 8 biți). Nu vor fi folosite mai multe caractere aleatoare decât </text:span><text:span text:style-name="inlineCODE">MAX</text:span><text:span text:style-name="T3">.</text:span></text:p>
        </text:list-item>
        <text:list-item>
          <text:p text:style-name="P14">Pentru fiecare caracter din textul de intrare</text:p>
          <text:list>
            <text:list-item>
              <text:p text:style-name="P29"><text:span text:style-name="T3">Se generează următorul număr pseudo-aleator </text:span><text:span text:style-name="inlineCODE">E</text:span><text:span text:style-name="T3">, din care sunt luați cei mai puțin semnificativi 7 biți.</text:span></text:p>
            </text:list-item>
            <text:list-item>
              <text:p text:style-name="P29"><text:soft-page-break/><text:span text:style-name="T3">Dacă </text:span><text:span text:style-name="inlineCODE">E mod 7 &lt;= 1</text:span><text:span text:style-name="T3">, atunci se alipește </text:span><text:span text:style-name="inlineCODE">ALPHBT((E mod 64) + 1)</text:span><text:span text:style-name="T3">. Algoritmul continuă de la pasul 3.1</text:span></text:p>
            </text:list-item>
            <text:list-item>
              <text:p text:style-name="P15">...altfel, se alipește caracteul din textul de intrare la textul de ieșire și se continuă cu următorul caracter din textul de intrare.</text:p>
            </text:list-item>
          </text:list>
        </text:list-item>
      </text:list>
      <text:h text:style-name="P33" text:outline-level="1">Generatorul de numere aleatoare</text:h>
      <text:p text:style-name="Standard"><text:span text:style-name="T3">Generatorul poate fi descris ușor dacă este privit ca un obiect cu o stare (</text:span><text:span text:style-name="inlineCODE">S</text:span><text:span text:style-name="T3">) și un comportament.</text:span></text:p>
      <text:p text:style-name="P5"/>
      <text:p text:style-name="P5">Comportamentul poate fi privit ca cele două operații care pot fi aplicate generatorului de numere aleatoare. Ambele operații au ca efect modificarea stării interne.</text:p>
      <text:list xml:id="list2545277133259924230" text:style-name="L8">
        <text:list-item>
          <text:p text:style-name="P16">Inițializarea sa. Funcția de inițializare este RNGSED(N), unde N este un întreg pe 32 de biți. Operația funcționează în felul următor:</text:p>
          <text:list>
            <text:list-item>
              <text:p text:style-name="P16">se obține cea mai apropiată reprezentarea a lui N în virgulă mobile pe 32 de biți (conversie int-float)</text:p>
            </text:list-item>
            <text:list-item>
              <text:p text:style-name="P16">S va fi egal cu biții acestei reprezentări (N.B. aici s-a greșit în implemenarea curentă unde este reținut doar al 3lea byte din reprezentarea în virgulă mobilă. Deoarece acea aplicație serverște numai ca exemplificare și validare a inversabilității algoritmului, nu s-a considerat relevantă reîmpachetarea arhivelor)</text:p>
            </text:list-item>
          </text:list>
        </text:list-item>
      </text:list>
      <text:p text:style-name="P30"/>
      <text:list xml:id="list1525540033" text:continue-numbering="true" text:style-name="L8">
        <text:list-item>
          <text:p text:style-name="P16">Obținerea umătorului număr aleator. Se calculează starea internă următoare și caracterul care va fi întors. Sunt folosite următoare operații:</text:p>
        </text:list-item>
      </text:list>
      <text:list xml:id="list7662085896796171317" text:style-name="List_20_2">
        <text:list-item>
          <text:list>
            <text:list-item>
              <text:p text:style-name="P31">INT(x) &lt;- x este considerat ca un întreg cu semn pe 32 de biți</text:p>
            </text:list-item>
            <text:list-item>
              <text:p text:style-name="P31">FLOAT(x) &lt;- x este considerat ca un număr în virgulă mobilă pe 32 de biți</text:p>
            </text:list-item>
          </text:list>
        </text:list-item>
      </text:list>
      <text:p text:style-name="Standard"><text:span text:style-name="T3"><text:tab/></text:span><text:span text:style-name="T4">Calcul:</text:span></text:p>
      <text:list xml:id="list1785517522" text:continue-list="list1525540033" text:style-name="L8">
        <text:list-item>
          <text:list>
            <text:list-item text:start-value="1">
              <text:p text:style-name="P16">S := 19073 * INT(S) + 33068 + INT(sin(FLOAT(S)))</text:p>
            </text:list-item>
            <text:list-item>
              <text:p text:style-name="P16">este întors al 3-lea byte (little-endian) al lui S ca rezultat</text:p>
            </text:list-item>
          </text:list>
        </text:list-item>
      </text:list>
      <text:h text:style-name="P33" text:outline-level="1">Îmbunătățiri</text:h>
      <text:p text:style-name="P5">Pot fi aduse următoarele îmbunătățiri imediate:</text:p>
      <text:list xml:id="list2061191759648900978" text:style-name="L9">
        <text:list-item>
          <text:p text:style-name="P17">îmbunătățirea algoritmului de calculare al hash-ului cheii</text:p>
        </text:list-item>
        <text:list-item>
          <text:p text:style-name="P17">îmbunătățirea algoritmului care conduce generatorul de numere pseudo-aleatoare</text:p>
        </text:list-item>
      </text:list>
      <text:p text:style-name="P5"/>
      <text:p text:style-name="P5">Desigur, pot fi aduse și alte îmbunătățiri pornind de la un studiu statistic aprofundat al comportamentului sistemului de criptare.</text:p>
      <text:h text:style-name="P35" text:outline-level="1">Listare cod</text:h>
      <text:p text:style-name="P4">În continuare este o listare completă a codului.</text:p>
      <text:p text:style-name="P3"><text:span text:style-name="T2">Code listing o</text:span><text:span text:style-name="inlineCODE">f enc.</text:span><text:span text:style-name="T2">f</text:span></text:p>
      <text:p text:style-name="P32">C Copyright (c) 2013, Vlad Meșco</text:p>
      <text:p text:style-name="P32">C All rights reserved.</text:p>
      <text:p text:style-name="P32">C See LICENSE for a license description</text:p>
      <text:p text:style-name="P32"/>
      <text:p text:style-name="P32">C Routine used to encode a text using a secret key by applying four</text:p>
      <text:p text:style-name="P32">C operations</text:p>
      <text:p text:style-name="P32"><text:s text:c="6"/>SUBROUTINE ENC(T, NT, K, NK, R)</text:p>
      <text:p text:style-name="P32">C <text:s text:c="4"/>Input</text:p>
      <text:p text:style-name="P32"><text:s text:c="6"/>INTEGER NT, NK</text:p>
      <text:p text:style-name="P32"><text:s text:c="6"/>INTEGER*1 T(NT), K(NK)</text:p>
      <text:p text:style-name="P32">C <text:s text:c="4"/>Output</text:p>
      <text:p text:style-name="P32"><text:s text:c="6"/>INTEGER*1 R(NT)</text:p>
      <text:p text:style-name="P32">C <text:s text:c="4"/>Local variables</text:p>
      <text:p text:style-name="P32"><text:s text:c="6"/>INTEGER I</text:p>
      <text:p text:style-name="P32">C <text:s text:c="4"/>Common</text:p>
      <text:p text:style-name="P32"><text:s text:c="6"/>INTEGER*1 H</text:p>
      <text:p text:style-name="P32"><text:s text:c="6"/>INTEGER MAGIC1, MAGIC2</text:p>
      <text:p text:style-name="P32"><text:s text:c="6"/>COMMON /KEY/ MAGIC1, MAGIC2, H</text:p>
      <text:p text:style-name="P32">C <text:s text:c="4"/>------------------------------------------------------------</text:p>
      <text:p text:style-name="P32">C <text:s text:c="4"/>Initialize stuff</text:p>
      <text:p text:style-name="P32">C Copy the text since we'll be working directly on the output</text:p>
      <text:p text:style-name="P32"><text:s text:c="6"/>R(1:NT) = T(1:NT)</text:p>
      <text:p text:style-name="P32">C <text:s text:c="4"/>First mix</text:p>
      <text:p text:style-name="P32">C Mix in the key with the original text</text:p>
      <text:p text:style-name="P32"><text:s text:c="6"/>R(1:NK:2) = R(1:NK:2) + K(1:NK:2)</text:p>
      <text:p text:style-name="P32"><text:s text:c="6"/>DO I = 2, NK, 2</text:p>
      <text:p text:style-name="P32"><text:s text:c="8"/>R(I) = IEOR(R(I), H + K(I))</text:p>
      <text:p text:style-name="P32"><text:s text:c="6"/>END DO</text:p>
      <text:p text:style-name="P32">C Apply some other sums and XOR's on the text...</text:p>
      <text:p text:style-name="P32">C <text:s text:c="4"/>Second mix</text:p>
      <text:p text:style-name="P32"><text:s text:c="6"/>DO I = NK + 1, NT</text:p>
      <text:p text:style-name="P32"><text:s text:c="8"/>R(I) = R(I) + R(I - NK) + R(I - NK + MAGIC2)</text:p>
      <text:p text:style-name="P32"><text:s text:c="6"/>END DO</text:p>
      <text:p text:style-name="P32">C <text:s text:c="4"/>Third mix</text:p>
      <text:p text:style-name="P32"><text:s text:c="6"/>DO I = NK + 1, NT / 2</text:p>
      <text:p text:style-name="P32"><text:s text:c="8"/>R(I) = IEOR(R(I), H + R(NT - I + 1))</text:p>
      <text:p text:style-name="P32"><text:s text:c="8"/>R(NT - I + 1) = R(NT - I + 1) + R(I)</text:p>
      <text:p text:style-name="P32"><text:s text:c="6"/>END DO</text:p>
      <text:p text:style-name="P32">C <text:s text:c="4"/>Fourth mix</text:p>
      <text:p text:style-name="P32"><text:s text:c="6"/>DO I = 4, NT - 4, MOD(ABS(H), 4) + 1</text:p>
      <text:p text:style-name="P32"><text:s text:c="8"/>R(I) = IEOR(R(I), R(I - 1))</text:p>
      <text:p text:style-name="P32"><text:s text:c="6"/>END DO</text:p>
      <text:p text:style-name="P32">C <text:s text:c="4"/>------------------------------------------------------------</text:p>
      <text:p text:style-name="P32"><text:s text:c="6"/>RETURN</text:p>
      <text:p text:style-name="P32"><text:s text:c="6"/>END </text:p>
      <text:p text:style-name="P32"/>
      <text:p text:style-name="P32">Code listing of tob64.f</text:p>
      <text:p text:style-name="P32">C Copyright (c) 2013, Vlad Meșco</text:p>
      <text:p text:style-name="P32">C All rights reserved.</text:p>
      <text:p text:style-name="P32">C See LICENSE for a license description</text:p>
      <text:p text:style-name="P32"/>
      <text:p text:style-name="P32">C Routine used to convert a text to a base64 representation, all the</text:p>
      <text:p text:style-name="P32">C while adding interdependencies between characters</text:p>
      <text:p text:style-name="P32"><text:s text:c="6"/>SUBROUTINE TOB64(T, NT, T64)</text:p>
      <text:p text:style-name="P32"><text:s text:c="6"/>IMPLICIT NONE</text:p>
      <text:p text:style-name="P32">C <text:s text:c="4"/>Input</text:p>
      <text:p text:style-name="P32"><text:s text:c="6"/>INTEGER NT</text:p>
      <text:p text:style-name="P32"><text:s text:c="6"/>INTEGER*1 T(NT)</text:p>
      <text:p text:style-name="P32">C <text:s text:c="4"/>Output</text:p>
      <text:p text:style-name="P32"><text:s text:c="6"/>INTEGER*1 T64(2 * NT)</text:p>
      <text:p text:style-name="P32">C <text:s text:c="4"/>Externals</text:p>
      <text:p text:style-name="P32"><text:s text:c="6"/>INTEGER*1 RNGLOG, TOABET</text:p>
      <text:p text:style-name="P32"><text:s text:c="6"/>INTEGER RNGSED</text:p>
      <text:p text:style-name="P32"><text:s text:c="6"/>EXTERNAL RNGSED, RNGLOG, TOABET</text:p>
      <text:p text:style-name="P32">C <text:s text:c="4"/>Common</text:p>
      <text:p text:style-name="P32"><text:s text:c="6"/>INTEGER*1 H</text:p>
      <text:p text:style-name="P32"><text:soft-page-break/><text:s text:c="6"/>INTEGER MAGIC1, MAGIC2</text:p>
      <text:p text:style-name="P32"><text:s text:c="6"/>COMMON /KEY/ MAGIC1, MAGIC2, H</text:p>
      <text:p text:style-name="P32">C <text:s text:c="4"/>Locals</text:p>
      <text:p text:style-name="P32"><text:s text:c="6"/>INTEGER I, J, STATE</text:p>
      <text:p text:style-name="P32"><text:s text:c="6"/>INTEGER*1 C, E</text:p>
      <text:p text:style-name="P32"><text:s text:c="6"/>DATA J /1/</text:p>
      <text:p text:style-name="P32">C <text:s text:c="4"/>------------------------------------------------------------</text:p>
      <text:p text:style-name="P32">C <text:s text:c="4"/>Initializations</text:p>
      <text:p text:style-name="P32"><text:s text:c="6"/>STATE = RNGSED(MAGIC1)</text:p>
      <text:p text:style-name="P32">C <text:s text:c="4"/>Perform</text:p>
      <text:p text:style-name="P32"><text:s text:c="6"/>DO I = 1, NT</text:p>
      <text:p text:style-name="P32"><text:s text:c="8"/>E = RNGLOG(STATE)</text:p>
      <text:p text:style-name="P32">C <text:s text:c="6"/>High nibble</text:p>
      <text:p text:style-name="P32"><text:s text:c="8"/>C = ISHFT(IAND(240, T(I)), -2)</text:p>
      <text:p text:style-name="P32">C If we have enough characters, XOR one with a previously computed val</text:p>
      <text:p text:style-name="P32"><text:s text:c="8"/>IF (J.GE.2) THEN</text:p>
      <text:p text:style-name="P32"><text:s text:c="10"/>C = IAND(IEOR(C, T64(J - 1)), 60)</text:p>
      <text:p text:style-name="P32"><text:s text:c="8"/>END IF</text:p>
      <text:p text:style-name="P32">C Generate a base64 character based on C and a random number E</text:p>
      <text:p text:style-name="P32"><text:s text:c="8"/>T64(J) = TOABET(C, E)</text:p>
      <text:p text:style-name="P32">C <text:s text:c="6"/>Low nibble</text:p>
      <text:p text:style-name="P32"><text:s text:c="8"/>C = ISHFT(IAND(15, T(I)), 2)</text:p>
      <text:p text:style-name="P32">C Generate a base64 character based on C and a random number E</text:p>
      <text:p text:style-name="P32"><text:s text:c="8"/>T64(J + 1) = TOABET(C, E)</text:p>
      <text:p text:style-name="P32">C <text:s text:c="6"/>Next</text:p>
      <text:p text:style-name="P32"><text:s text:c="8"/>J = J + 2</text:p>
      <text:p text:style-name="P32"><text:s text:c="6"/>END DO</text:p>
      <text:p text:style-name="P32">C <text:s text:c="4"/>------------------------------------------------------------</text:p>
      <text:p text:style-name="P32"><text:s text:c="6"/>RETURN</text:p>
      <text:p text:style-name="P32"><text:s text:c="6"/>END</text:p>
      <text:p text:style-name="P32"/>
      <text:p text:style-name="P32">Code listing of spacfr.f</text:p>
      <text:p text:style-name="P32">C Copyright (c) 2013, Vlad Meșco</text:p>
      <text:p text:style-name="P32">C All rights reserved.</text:p>
      <text:p text:style-name="P32">C See LICENSE for a license description</text:p>
      <text:p text:style-name="P32"/>
      <text:p text:style-name="P32">C Routine used to insert pseudo-random characters in the output text</text:p>
      <text:p text:style-name="P32"><text:s text:c="6"/>SUBROUTINE SPACFR(T, NT, TS, NTS)</text:p>
      <text:p text:style-name="P32"><text:s text:c="6"/>IMPLICIT NONE</text:p>
      <text:p text:style-name="P32">C <text:s text:c="4"/>Input</text:p>
      <text:p text:style-name="P32"><text:s text:c="6"/>INTEGER NT</text:p>
      <text:p text:style-name="P32"><text:s text:c="6"/>INTEGER*1 T(NT)</text:p>
      <text:p text:style-name="P32">C <text:s text:c="4"/>Output</text:p>
      <text:p text:style-name="P32"><text:s text:c="6"/>INTEGER*1 TS(2 * NT)</text:p>
      <text:p text:style-name="P32"><text:s text:c="6"/>INTEGER NTS</text:p>
      <text:p text:style-name="P32">C <text:s text:c="4"/>Externals</text:p>
      <text:p text:style-name="P32"><text:s text:c="6"/>INTEGER*1 TOALPH, RNGLOG</text:p>
      <text:p text:style-name="P32"><text:s text:c="6"/>INTEGER RNGSED</text:p>
      <text:p text:style-name="P32"><text:s text:c="6"/>EXTERNAL TOALPH, RNGSED, RNGLOG</text:p>
      <text:p text:style-name="P32">C <text:s text:c="4"/>Locals</text:p>
      <text:p text:style-name="P32"><text:s text:c="6"/>INTEGER I, STATE, USED, MAXUSE</text:p>
      <text:p text:style-name="P32"><text:s text:c="6"/>INTEGER*1 E</text:p>
      <text:p text:style-name="P32"><text:s text:c="6"/>DATA I, USED /1, 0/</text:p>
      <text:p text:style-name="P32">C <text:s text:c="4"/>Common</text:p>
      <text:p text:style-name="P32"><text:s text:c="6"/>INTEGER*1 H</text:p>
      <text:p text:style-name="P32"><text:s text:c="6"/>INTEGER MAGIC1, MAGIC2</text:p>
      <text:p text:style-name="P32"><text:s text:c="6"/>COMMON /KEY/ MAGIC1, MAGIC2, H</text:p>
      <text:p text:style-name="P32">C <text:s text:c="4"/>------------------------------------------------------------</text:p>
      <text:p text:style-name="P32">C <text:s text:c="4"/>Initializations</text:p>
      <text:p text:style-name="P32">C RNGSED expects a 32b integer, so temporarily store H in an INTEGER*4</text:p>
      <text:p text:style-name="P32"><text:s text:c="6"/>STATE = H</text:p>
      <text:p text:style-name="P32">C ...and feed it to RNGSED, and store the state</text:p>
      <text:p text:style-name="P32"><text:s text:c="6"/>STATE = RNGSED(STATE)</text:p>
      <text:p text:style-name="P32">C Compute the maximum number of random characters to be inserted</text:p>
      <text:p text:style-name="P32"><text:s text:c="6"/>MAXUSE = (MOD(T(1), 64) + 1) * ((MOD(T(2), 64) + 1) / 2)</text:p>
      <text:p text:style-name="P32">C Initialize the size of the output text</text:p>
      <text:p text:style-name="P32"><text:s text:c="6"/>NTS = 0</text:p>
      <text:p text:style-name="P32"><text:soft-page-break/>C <text:s text:c="4"/>Perform</text:p>
      <text:p text:style-name="P32"><text:s text:c="6"/>DO WHILE (I.LE.NT)</text:p>
      <text:p text:style-name="P32"><text:s text:c="8"/>NTS = NTS + 1</text:p>
      <text:p text:style-name="P32"><text:s text:c="8"/>E = IAND(127, RNGLOG(STATE))</text:p>
      <text:p text:style-name="P32"><text:s text:c="8"/>IF (MOD(E, 7).LE.1 .AND. USED.LT.MAXUSE) THEN</text:p>
      <text:p text:style-name="P32">C Generate a random character</text:p>
      <text:p text:style-name="P32"><text:s text:c="10"/>TS(NTS) = TOALPH(E)</text:p>
      <text:p text:style-name="P32"><text:s text:c="10"/>USED = USED + 1</text:p>
      <text:p text:style-name="P32"><text:s text:c="8"/>ELSE</text:p>
      <text:p text:style-name="P32">C Store an existing character</text:p>
      <text:p text:style-name="P32"><text:s text:c="10"/>TS(NTS) = T(I)</text:p>
      <text:p text:style-name="P32"><text:s text:c="10"/>I = I + 1</text:p>
      <text:p text:style-name="P32"><text:s text:c="8"/>END IF</text:p>
      <text:p text:style-name="P32"><text:s text:c="6"/>END DO</text:p>
      <text:p text:style-name="P32">C <text:s text:c="4"/>------------------------------------------------------------</text:p>
      <text:p text:style-name="P32"><text:s text:c="6"/>RETURN</text:p>
      <text:p text:style-name="P32"><text:s text:c="6"/>END</text:p>
      <text:p text:style-name="P32"/>
      <text:p text:style-name="P32">Code listing of despcf.f</text:p>
      <text:p text:style-name="P32">C Copyright (c) 2013, Vlad Meșco</text:p>
      <text:p text:style-name="P32">C All rights reserved.</text:p>
      <text:p text:style-name="P32">C See LICENSE for a license description</text:p>
      <text:p text:style-name="P32"/>
      <text:p text:style-name="P32">C Routine used to remove the pseudo randomly inserted characters</text:p>
      <text:p text:style-name="P32">C from a text based on the same entropy values</text:p>
      <text:p text:style-name="P32"><text:s text:c="6"/>SUBROUTINE DESPCF(TS, NTS, T, NT)</text:p>
      <text:p text:style-name="P32"><text:s text:c="6"/>IMPLICIT NONE</text:p>
      <text:p text:style-name="P32">C <text:s text:c="4"/>Input</text:p>
      <text:p text:style-name="P32"><text:s text:c="6"/>INTEGER NTS</text:p>
      <text:p text:style-name="P32"><text:s text:c="6"/>INTEGER*1 TS(NTS)</text:p>
      <text:p text:style-name="P32">C <text:s text:c="4"/>Output</text:p>
      <text:p text:style-name="P32"><text:s text:c="6"/>INTEGER NT</text:p>
      <text:p text:style-name="P32"><text:s text:c="6"/>INTEGER*1 T(NTS)</text:p>
      <text:p text:style-name="P32">C <text:s text:c="4"/>Externals</text:p>
      <text:p text:style-name="P32"><text:s text:c="6"/>INTEGER*1 FROMAB, RNGLOG</text:p>
      <text:p text:style-name="P32"><text:s text:c="6"/>INTEGER RNGSED </text:p>
      <text:p text:style-name="P32"><text:s text:c="6"/>EXTERNAL FROMAB, RNGSED, RNGLOG</text:p>
      <text:p text:style-name="P32">C <text:s text:c="4"/>Locals</text:p>
      <text:p text:style-name="P32"><text:s text:c="6"/>INTEGER I, USED</text:p>
      <text:p text:style-name="P32"><text:s text:c="6"/>INTEGER*1 E</text:p>
      <text:p text:style-name="P32"><text:s text:c="6"/>INTEGER STATE, MAXUSE</text:p>
      <text:p text:style-name="P32">C <text:s text:c="4"/>Common</text:p>
      <text:p text:style-name="P32"><text:s text:c="6"/>INTEGER*1 H</text:p>
      <text:p text:style-name="P32"><text:s text:c="6"/>INTEGER MAGIC1, MAGIC2</text:p>
      <text:p text:style-name="P32"><text:s text:c="6"/>COMMON /KEY/ MAGIC1, MAGIC2, H</text:p>
      <text:p text:style-name="P32"><text:s text:c="6"/>DATA USED, MAXUSE /0, 4096/</text:p>
      <text:p text:style-name="P32">C <text:s text:c="4"/>------------------------------------------------------------</text:p>
      <text:p text:style-name="P32">C <text:s text:c="4"/>Initializations</text:p>
      <text:p text:style-name="P32"><text:s text:c="6"/>NT = 0</text:p>
      <text:p text:style-name="P32">C RNGSED expects a 32b integer, so move H to an INTEGER*4</text:p>
      <text:p text:style-name="P32"><text:s text:c="6"/>STATE = H</text:p>
      <text:p text:style-name="P32">C ...then send it to RNGSED and store the initial state</text:p>
      <text:p text:style-name="P32"><text:s text:c="6"/>STATE = RNGSED(STATE)</text:p>
      <text:p text:style-name="P32">C <text:s text:c="4"/>Perform</text:p>
      <text:p text:style-name="P32"><text:s text:c="6"/>DO I = 1, NTS</text:p>
      <text:p text:style-name="P32">C Retrieve the next random number</text:p>
      <text:p text:style-name="P32"><text:s text:c="8"/>E = IAND(127, RNGLOG(STATE))</text:p>
      <text:p text:style-name="P32">C If it's a random character, ignore it and count it</text:p>
      <text:p text:style-name="P32"><text:s text:c="8"/>IF (MOD(E, 7).LE.1 .AND. USED.LT.MAXUSE) THEN</text:p>
      <text:p text:style-name="P32"><text:s text:c="10"/>USED = USED + 1</text:p>
      <text:p text:style-name="P32">C ...else, store the character in the output array</text:p>
      <text:p text:style-name="P32"><text:s text:c="8"/>ELSE</text:p>
      <text:p text:style-name="P32"><text:s text:c="10"/>NT = NT + 1</text:p>
      <text:p text:style-name="P32"><text:s text:c="10"/>T(NT) = TS(I)</text:p>
      <text:p text:style-name="P32"><text:s text:c="8"/>END IF</text:p>
      <text:p text:style-name="P32">C If we have more than two output values we can compute the total</text:p>
      <text:p text:style-name="P32">C number of useless characters</text:p>
      <text:p text:style-name="P32"><text:soft-page-break/><text:s text:c="8"/>IF (NT .EQ. 2) THEN</text:p>
      <text:p text:style-name="P32"><text:s text:c="10"/>MAXUSE = (MOD(T(1), 64) + 1) * ((MOD(T(2), 64) + 1) / 2)</text:p>
      <text:p text:style-name="P32"><text:s text:c="8"/>END IF</text:p>
      <text:p text:style-name="P32"><text:s text:c="6"/>END DO</text:p>
      <text:p text:style-name="P32">C <text:s text:c="4"/>------------------------------------------------------------</text:p>
      <text:p text:style-name="P32"><text:s text:c="6"/>RETURN</text:p>
      <text:p text:style-name="P32"><text:s text:c="6"/>END</text:p>
      <text:p text:style-name="P32"/>
      <text:p text:style-name="P32">Code listing of deb64.f</text:p>
      <text:p text:style-name="P32">C Copyright (c) 2013, Vlad Meșco</text:p>
      <text:p text:style-name="P32">C All rights reserved.</text:p>
      <text:p text:style-name="P32">C See LICENSE for a license description</text:p>
      <text:p text:style-name="P32"/>
      <text:p text:style-name="P32">C Routine used to decode a base64 encoded text back to the original</text:p>
      <text:p text:style-name="P32">C data</text:p>
      <text:p text:style-name="P32"><text:s text:c="6"/>SUBROUTINE DEB64(T64, NT64, T)</text:p>
      <text:p text:style-name="P32"><text:s text:c="6"/>IMPLICIT NONE</text:p>
      <text:p text:style-name="P32">C <text:s text:c="4"/>Input</text:p>
      <text:p text:style-name="P32"><text:s text:c="6"/>INTEGER NT64</text:p>
      <text:p text:style-name="P32"><text:s text:c="6"/>INTEGER*1 T64(NT64)</text:p>
      <text:p text:style-name="P32">C <text:s text:c="4"/>Output</text:p>
      <text:p text:style-name="P32"><text:s text:c="6"/>INTEGER*1 T(NT64 / 2)</text:p>
      <text:p text:style-name="P32">C <text:s text:c="4"/>Externals</text:p>
      <text:p text:style-name="P32"><text:s text:c="6"/>INTEGER*1 FROMAB</text:p>
      <text:p text:style-name="P32"><text:s text:c="6"/>EXTERNAL FROMAB, RNGMAT</text:p>
      <text:p text:style-name="P32">C <text:s text:c="4"/>Common</text:p>
      <text:p text:style-name="P32"><text:s text:c="6"/>INTEGER*1 H</text:p>
      <text:p text:style-name="P32"><text:s text:c="6"/>INTEGER MAGIC1, MAGIC2</text:p>
      <text:p text:style-name="P32"><text:s text:c="6"/>COMMON /KEY/ MAGIC1, MAGIC2, H</text:p>
      <text:p text:style-name="P32">C <text:s text:c="4"/>Locals</text:p>
      <text:p text:style-name="P32"><text:s text:c="6"/>INTEGER I</text:p>
      <text:p text:style-name="P32"><text:s text:c="6"/>INTEGER NT</text:p>
      <text:p text:style-name="P32"><text:s text:c="6"/>INTEGER*1 C, E</text:p>
      <text:p text:style-name="P32"><text:s text:c="6"/>INTEGER*1 A(NT64 / 2)</text:p>
      <text:p text:style-name="P32">C <text:s text:c="4"/>------------------------------------------------------------</text:p>
      <text:p text:style-name="P32">C <text:s text:c="4"/>Initializations</text:p>
      <text:p text:style-name="P32">C The length of the original text is exactly half</text:p>
      <text:p text:style-name="P32"><text:s text:c="6"/>NT = NT64 / 2</text:p>
      <text:p text:style-name="P32">C Generate NT random numbers since we'll use those in reverse when</text:p>
      <text:p text:style-name="P32">C decoding</text:p>
      <text:p text:style-name="P32"><text:s text:c="6"/>CALL RNGMAT(MAGIC1, NT, A)</text:p>
      <text:p text:style-name="P32">C <text:s text:c="4"/>Perform</text:p>
      <text:p text:style-name="P32"><text:s text:c="6"/>DO I = NT, 1, -1</text:p>
      <text:p text:style-name="P32"><text:s text:c="8"/>E = A(I)</text:p>
      <text:p text:style-name="P32">C Grab the high and low nibbles and OR them together again</text:p>
      <text:p text:style-name="P32">C <text:s text:c="6"/>High nibble</text:p>
      <text:p text:style-name="P32"><text:s text:c="8"/>C = FROMAB(T64(2 * I - 1), E)</text:p>
      <text:p text:style-name="P32">C Also XOR some values with previous values</text:p>
      <text:p text:style-name="P32"><text:s text:c="8"/>IF (I.GE.2) THEN</text:p>
      <text:p text:style-name="P32"><text:s text:c="10"/>C = IAND(60, IEOR(C, T64(2 * I - 2)))</text:p>
      <text:p text:style-name="P32"><text:s text:c="8"/>END IF</text:p>
      <text:p text:style-name="P32"><text:s text:c="8"/>C = ISHFT(C, 2)</text:p>
      <text:p text:style-name="P32">C <text:s text:c="6"/>Low nibble</text:p>
      <text:p text:style-name="P32"><text:s text:c="8"/>C = IOR(C, ISHFT(FROMAB(T64(2 * I), E), -2))</text:p>
      <text:p text:style-name="P32">C <text:s text:c="6"/>Save</text:p>
      <text:p text:style-name="P32"><text:s text:c="8"/>T(I) = C</text:p>
      <text:p text:style-name="P32"><text:s text:c="6"/>END DO</text:p>
      <text:p text:style-name="P32">C <text:s text:c="4"/>------------------------------------------------------------</text:p>
      <text:p text:style-name="P32"><text:s text:c="6"/>RETURN</text:p>
      <text:p text:style-name="P32"><text:s text:c="6"/>END</text:p>
      <text:p text:style-name="P32"/>
      <text:p text:style-name="P32">Code listing of dec.f</text:p>
      <text:p text:style-name="P32">C Copyright (c) 2013, Vlad Meșco</text:p>
      <text:p text:style-name="P32">C All rights reserved.</text:p>
      <text:p text:style-name="P32">C See LICENSE for a license description</text:p>
      <text:p text:style-name="P32"/>
      <text:p text:style-name="P32">C Routine used to decode a text, applying the four mix operations in </text:p>
      <text:p text:style-name="P32"><text:soft-page-break/>C reverse</text:p>
      <text:p text:style-name="P32"><text:s text:c="6"/>SUBROUTINE DEC(T, NT, K, NK, R)</text:p>
      <text:p text:style-name="P32"><text:s text:c="6"/>IMPLICIT NONE</text:p>
      <text:p text:style-name="P32">C <text:s text:c="4"/>Input</text:p>
      <text:p text:style-name="P32"><text:s text:c="6"/>INTEGER NT, NK</text:p>
      <text:p text:style-name="P32"><text:s text:c="6"/>INTEGER*1 T(NT), K(NK)</text:p>
      <text:p text:style-name="P32">C <text:s text:c="4"/>Output</text:p>
      <text:p text:style-name="P32"><text:s text:c="6"/>INTEGER*1 R(NT)</text:p>
      <text:p text:style-name="P32">C <text:s text:c="4"/>Local</text:p>
      <text:p text:style-name="P32"><text:s text:c="6"/>INTEGER I</text:p>
      <text:p text:style-name="P32">C <text:s text:c="4"/>Common</text:p>
      <text:p text:style-name="P32"><text:s text:c="6"/>INTEGER*1 H</text:p>
      <text:p text:style-name="P32"><text:s text:c="6"/>INTEGER MAGIC1, MAGIC2</text:p>
      <text:p text:style-name="P32"><text:s text:c="6"/>COMMON /KEY/ MAGIC1, MAGIC2, H</text:p>
      <text:p text:style-name="P32">C <text:s text:c="4"/>------------------------------------------------------------</text:p>
      <text:p text:style-name="P32">C <text:s text:c="4"/>Initialization</text:p>
      <text:p text:style-name="P32">C Make a copy of the text since we'll be working on it</text:p>
      <text:p text:style-name="P32"><text:s text:c="6"/>R(1:NT) = T(1:NT)</text:p>
      <text:p text:style-name="P32">C <text:s text:c="4"/>Fourth demix</text:p>
      <text:p text:style-name="P32">C The original was 4:NT-4:MOD(ABS(H),4)+1, so do that in reverse</text:p>
      <text:p text:style-name="P32"><text:s text:c="6"/>DO I = NT - 4 - MOD((NT - 4) - 4, MOD(ABS(H), 4) + 1), <text:s text:c="11"/>&amp;</text:p>
      <text:p text:style-name="P32"><text:s text:c="5"/>&amp; <text:s text:c="3"/>4, -(MOD(ABS(H), 4) + 1)</text:p>
      <text:p text:style-name="P32"><text:s text:c="8"/>R(I) = IEOR(R(I), R(I - 1))</text:p>
      <text:p text:style-name="P32"><text:s text:c="6"/>END DO</text:p>
      <text:p text:style-name="P32">C <text:s text:c="4"/>Third demix</text:p>
      <text:p text:style-name="P32"><text:s text:c="6"/>DO I = NK + 1, NT / 2</text:p>
      <text:p text:style-name="P32"><text:s text:c="8"/>R(NT - I + 1) = R(NT - I + 1) - R(I)</text:p>
      <text:p text:style-name="P32"><text:s text:c="8"/>R(I) = IEOR(R(I), H + R(NT - I + 1))</text:p>
      <text:p text:style-name="P32"><text:s text:c="6"/>END DO</text:p>
      <text:p text:style-name="P32">C <text:s text:c="4"/>Second demix</text:p>
      <text:p text:style-name="P32"><text:s text:c="6"/>DO I = NT, NK + 1, -1</text:p>
      <text:p text:style-name="P32"><text:s text:c="8"/>R(I) = R(I) - R(I - NK + MAGIC2) - R(I - NK)</text:p>
      <text:p text:style-name="P32"><text:s text:c="6"/>END DO</text:p>
      <text:p text:style-name="P32">C <text:s text:c="4"/>First demix</text:p>
      <text:p text:style-name="P32">C Finally, remove the key from the text</text:p>
      <text:p text:style-name="P32"><text:s text:c="6"/>DO I = 2, NK, 2</text:p>
      <text:p text:style-name="P32"><text:s text:c="8"/>R(I) = IEOR(R(I), H + K(I))</text:p>
      <text:p text:style-name="P32"><text:s text:c="6"/>ENDDO</text:p>
      <text:p text:style-name="P32"><text:s text:c="6"/>R(1:NK:2) = R(1:NK:2) - K(1:NK:2)</text:p>
      <text:p text:style-name="P32">C <text:s text:c="4"/>------------------------------------------------------------</text:p>
      <text:p text:style-name="P32"><text:s text:c="6"/>RETURN</text:p>
      <text:p text:style-name="P32"><text:s text:c="6"/>END</text:p>
      <text:p text:style-name="P32"/>
      <text:p text:style-name="P32">Code listing of alphbt.f</text:p>
      <text:p text:style-name="P32">C Copyright (c) 2013, Vlad Meșco</text:p>
      <text:p text:style-name="P32">C All rights reserved.</text:p>
      <text:p text:style-name="P32">C See LICENSE for a license description</text:p>
      <text:p text:style-name="P32"/>
      <text:p text:style-name="P32">C Block data used to store alphabet related data</text:p>
      <text:p text:style-name="P32"><text:s text:c="6"/>BLOCK DATA ALPHBT</text:p>
      <text:p text:style-name="P32"><text:s text:c="6"/>INTEGER*1 ALPHA(64), PERM(64), RALPHA(0:255)</text:p>
      <text:p text:style-name="P32"><text:s text:c="6"/>COMMON /ALPHA1/ ALPHA, PERM, RALPHA</text:p>
      <text:p text:style-name="P32">C This is the base64 alphabet we will use</text:p>
      <text:p text:style-name="P32"><text:s text:c="6"/>DATA ALPHA <text:s text:c="7"/>/97, 98, 99, 100, 101, 102, 103, 104, 105, <text:s text:c="5"/>&amp;</text:p>
      <text:p text:style-name="P32"><text:s text:c="5"/>&amp;106, 107, 108, 109, 110, 111, 112, 113, 114, 115, 116, 117, 118, <text:s/>&amp;</text:p>
      <text:p text:style-name="P32"><text:s text:c="5"/>&amp;119, 120, 121, 122, 65, 66, 67, 68, 69, 70, 71, 72, 73, 74, 75, <text:s text:c="2"/>&amp;</text:p>
      <text:p text:style-name="P32"><text:s text:c="5"/>&amp;76, 77, 78, 79, 80, 81, 82, 83, 84, 85, 86, 87, 88, 89, 90, 48, <text:s text:c="2"/>&amp;</text:p>
      <text:p text:style-name="P32"><text:s text:c="5"/>&amp;49, 50, 51, 52, 53, 54, 55, 56, 57, 34, 39/</text:p>
      <text:p text:style-name="P32">C This is where we store the user permutation of the alphabet</text:p>
      <text:p text:style-name="P32">C By default it's the eigen permutation</text:p>
      <text:p text:style-name="P32"><text:s text:c="6"/>DATA PERM <text:s/>/1, 2, 3, 4, 5, 6, 7, 8, 9, 10, 11, 12, 13, 14, 15, 16,&amp;</text:p>
      <text:p text:style-name="P32"><text:s text:c="5"/>&amp;17, 18, 19, 20, 21, 22, 23, 24, 25, 26, 27, 28, 29, 30, 31, 32, 33&amp;</text:p>
      <text:p text:style-name="P32"><text:s text:c="5"/>&amp;, 34, 35, 36, 37, 38, 39, 40, 41, 42, 43, 44, 45, 46, 47, 48, 49, &amp;</text:p>
      <text:p text:style-name="P32"><text:s text:c="5"/>&amp;50, 51, 52, 53, 54, 55, 56, 57, 58, 59, 60, 61, 62, 63, 64/</text:p>
      <text:p text:style-name="P32">C We keep a reverse decoding of the alphabet for performance reasons</text:p>
      <text:p text:style-name="P32"><text:s text:c="6"/>DATA RALPHA /</text:p>
      <text:p text:style-name="P32">C <text:s text:c="5"/>0 <text:s text:c="2"/>1 <text:s text:c="2"/>2 <text:s text:c="2"/>3 <text:s text:c="2"/>4 <text:s text:c="2"/>5 <text:s text:c="2"/>6 <text:s text:c="2"/>7 <text:s text:c="2"/>8 <text:s text:c="2"/>9</text:p>
      <text:p text:style-name="P32"><text:soft-page-break/><text:s text:c="5"/>&amp; 0, <text:s/>0, <text:s/>0, <text:s/>0, <text:s/>0, <text:s/>0, <text:s/>0, <text:s/>0, <text:s/>0, <text:s/>0, <text:s text:c="26"/>&amp;!0 </text:p>
      <text:p text:style-name="P32"><text:s text:c="5"/>&amp; 0, <text:s/>0, <text:s/>0, <text:s/>0, <text:s/>0, <text:s/>0, <text:s/>0, <text:s/>0, <text:s/>0, <text:s/>0, <text:s text:c="26"/>&amp;!1 </text:p>
      <text:p text:style-name="P32"><text:s text:c="5"/>&amp; 0, <text:s/>0, <text:s/>0, <text:s/>0, <text:s/>0, <text:s/>0, <text:s/>0, <text:s/>0, <text:s/>0, <text:s/>0, <text:s text:c="26"/>&amp;!2 </text:p>
      <text:p text:style-name="P32"><text:s text:c="5"/>&amp; 0, <text:s/>0, <text:s/>0, <text:s/>0, 63, <text:s/>0, <text:s/>0, <text:s/>0, <text:s/>0, 64, <text:s text:c="26"/>&amp;!3 </text:p>
      <text:p text:style-name="P32"><text:s text:c="5"/>&amp; 0, <text:s/>0, <text:s/>0, <text:s/>0, <text:s/>0, <text:s/>0, <text:s/>0, <text:s/>0, 53, 54, <text:s text:c="26"/>&amp;!4 </text:p>
      <text:p text:style-name="P32"><text:s text:c="5"/>&amp;55, 56, 57, 58, 59, 60, 61, 62, <text:s/>0, <text:s/>0, <text:s text:c="26"/>&amp;!5 </text:p>
      <text:p text:style-name="P32"><text:s text:c="5"/>&amp; 0, <text:s/>0, <text:s/>0, <text:s/>0, <text:s/>0, 27, 28, 29, 30, 31, <text:s text:c="26"/>&amp;!6 </text:p>
      <text:p text:style-name="P32"><text:s text:c="5"/>&amp;32, 33, 34, 35, 36, 37, 38, 39, 40, 41, <text:s text:c="26"/>&amp;!7 </text:p>
      <text:p text:style-name="P32"><text:s text:c="5"/>&amp;42, 43, 44, 45, 46, 47, 48, 49, 50, 51, <text:s text:c="26"/>&amp;!8 </text:p>
      <text:p text:style-name="P32"><text:s text:c="5"/>&amp;52, <text:s/>0, <text:s/>0, <text:s/>0, <text:s/>0, <text:s/>0, <text:s/>0, <text:s/>1, <text:s/>2, <text:s/>3, <text:s text:c="26"/>&amp;!9 </text:p>
      <text:p text:style-name="P32"><text:s text:c="5"/>&amp; 4, <text:s/>5, <text:s/>6, <text:s/>7, <text:s/>8, <text:s/>9, 10, 11, 12, 13, <text:s text:c="26"/>&amp;!0 </text:p>
      <text:p text:style-name="P32"><text:s text:c="5"/>&amp;14, 15, 16, 17, 18, 19, 20, 21, 22, 23, <text:s text:c="26"/>&amp;!1 </text:p>
      <text:p text:style-name="P32"><text:s text:c="5"/>&amp;24, 25, 26, <text:s/>0, <text:s/>0, <text:s/>0, <text:s/>0, <text:s/>0, <text:s/>0, <text:s/>0, <text:s text:c="26"/>&amp;!2 </text:p>
      <text:p text:style-name="P32"><text:s text:c="5"/>&amp; 0, <text:s/>0, <text:s/>0, <text:s/>0, <text:s/>0, <text:s/>0, <text:s/>0, <text:s/>0, <text:s/>0, <text:s/>0, <text:s text:c="26"/>&amp;!3 </text:p>
      <text:p text:style-name="P32"><text:s text:c="5"/>&amp; 0, <text:s/>0, <text:s/>0, <text:s/>0, <text:s/>0, <text:s/>0, <text:s/>0, <text:s/>0, <text:s/>0, <text:s/>0, <text:s text:c="26"/>&amp;!4 </text:p>
      <text:p text:style-name="P32"><text:s text:c="5"/>&amp; 0, <text:s/>0, <text:s/>0, <text:s/>0, <text:s/>0, <text:s/>0, <text:s/>0, <text:s/>0, <text:s/>0, <text:s/>0, <text:s text:c="26"/>&amp;!5 </text:p>
      <text:p text:style-name="P32"><text:s text:c="5"/>&amp; 0, <text:s/>0, <text:s/>0, <text:s/>0, <text:s/>0, <text:s/>0, <text:s/>0, <text:s/>0, <text:s/>0, <text:s/>0, <text:s text:c="26"/>&amp;!6 </text:p>
      <text:p text:style-name="P32"><text:s text:c="5"/>&amp; 0, <text:s/>0, <text:s/>0, <text:s/>0, <text:s/>0, <text:s/>0, <text:s/>0, <text:s/>0, <text:s/>0, <text:s/>0, <text:s text:c="26"/>&amp;!7 </text:p>
      <text:p text:style-name="P32"><text:s text:c="5"/>&amp; 0, <text:s/>0, <text:s/>0, <text:s/>0, <text:s/>0, <text:s/>0, <text:s/>0, <text:s/>0, <text:s/>0, <text:s/>0, <text:s text:c="26"/>&amp;!8 </text:p>
      <text:p text:style-name="P32"><text:s text:c="5"/>&amp; 0, <text:s/>0, <text:s/>0, <text:s/>0, <text:s/>0, <text:s/>0, <text:s/>0, <text:s/>0, <text:s/>0, <text:s/>0, <text:s text:c="26"/>&amp;!9 </text:p>
      <text:p text:style-name="P32"><text:s text:c="5"/>&amp; 0, <text:s/>0, <text:s/>0, <text:s/>0, <text:s/>0, <text:s/>0, <text:s/>0, <text:s/>0, <text:s/>0, <text:s/>0, <text:s text:c="26"/>&amp;!0 </text:p>
      <text:p text:style-name="P32"><text:s text:c="5"/>&amp; 0, <text:s/>0, <text:s/>0, <text:s/>0, <text:s/>0, <text:s/>0, <text:s/>0, <text:s/>0, <text:s/>0, <text:s/>0, <text:s text:c="26"/>&amp;!1 </text:p>
      <text:p text:style-name="P32"><text:s text:c="5"/>&amp; 0, <text:s/>0, <text:s/>0, <text:s/>0, <text:s/>0, <text:s/>0, <text:s/>0, <text:s/>0, <text:s/>0, <text:s/>0, <text:s text:c="26"/>&amp;!2 </text:p>
      <text:p text:style-name="P32"><text:s text:c="5"/>&amp; 0, <text:s/>0, <text:s/>0, <text:s/>0, <text:s/>0, <text:s/>0, <text:s/>0, <text:s/>0, <text:s/>0, <text:s/>0, <text:s text:c="26"/>&amp;!3 </text:p>
      <text:p text:style-name="P32"><text:s text:c="5"/>&amp; 0, <text:s/>0, <text:s/>0, <text:s/>0, <text:s/>0, <text:s/>0, <text:s/>0, <text:s/>0, <text:s/>0, <text:s/>0, <text:s text:c="26"/>&amp;!4 </text:p>
      <text:p text:style-name="P32"><text:s text:c="5"/>&amp; 0, <text:s/>0, <text:s/>0, <text:s/>0, <text:s/>0, <text:s/>0/ <text:s text:c="43"/>!5 </text:p>
      <text:p text:style-name="P32"><text:s text:c="6"/>END</text:p>
      <text:p text:style-name="P32"/>
      <text:p text:style-name="P32">C Routine to set the user permutation and store in the /ALPHA1/ data</text:p>
      <text:p text:style-name="P32">C section</text:p>
      <text:p text:style-name="P32"><text:s text:c="6"/>SUBROUTINE SETPER(PRM)</text:p>
      <text:p text:style-name="P32"><text:s text:c="6"/>IMPLICIT NONE</text:p>
      <text:p text:style-name="P32">C <text:s text:c="4"/>Input</text:p>
      <text:p text:style-name="P32"><text:s text:c="6"/>INTEGER*1 PRM(64)</text:p>
      <text:p text:style-name="P32">C <text:s text:c="4"/>Externals</text:p>
      <text:p text:style-name="P32"><text:s text:c="6"/>EXTERNAL ALPHBT</text:p>
      <text:p text:style-name="P32"><text:s text:c="6"/>INTEGER*1 ALPHA(64), P(64), RALPHA(0:255)</text:p>
      <text:p text:style-name="P32"><text:s text:c="6"/>COMMON /ALPHA1/ ALPHA, P, RALPHA</text:p>
      <text:p text:style-name="P32">C <text:s text:c="4"/>Local</text:p>
      <text:p text:style-name="P32"><text:s text:c="6"/>INTEGER I</text:p>
      <text:p text:style-name="P32"><text:s text:c="6"/>LOGICAL TEST</text:p>
      <text:p text:style-name="P32">C <text:s text:c="4"/>------------------------------------------------------------</text:p>
      <text:p text:style-name="P32"><text:s text:c="6"/>P = PRM</text:p>
      <text:p text:style-name="P32">C Update the reverse alphabet as well</text:p>
      <text:p text:style-name="P32"><text:s text:c="6"/>FORALL (I=0:255)</text:p>
      <text:p text:style-name="P32"><text:s text:c="8"/>RALPHA(I) = 0</text:p>
      <text:p text:style-name="P32"><text:s text:c="6"/>END FORALL</text:p>
      <text:p text:style-name="P32"><text:s text:c="6"/>DO I = 1, 64</text:p>
      <text:p text:style-name="P32"><text:s text:c="8"/>RALPHA(ALPHA(P(I))) = I</text:p>
      <text:p text:style-name="P32"><text:s text:c="6"/>END DO</text:p>
      <text:p text:style-name="P32">C <text:s text:c="4"/>------------------------------------------------------------</text:p>
      <text:p text:style-name="P32"><text:s text:c="6"/>RETURN</text:p>
      <text:p text:style-name="P32"><text:s text:c="6"/>END</text:p>
      <text:p text:style-name="P32"/>
      <text:p text:style-name="P32">C Function used to decode an alphabet character back to the original</text:p>
      <text:p text:style-name="P32">C character based on an entropy value</text:p>
      <text:p text:style-name="P32"><text:s text:c="6"/>FUNCTION FROMAB(C, E)</text:p>
      <text:p text:style-name="P32"><text:s text:c="6"/>IMPLICIT NONE</text:p>
      <text:p text:style-name="P32"><text:s text:c="6"/>INTEGER*1 FROMAB</text:p>
      <text:p text:style-name="P32">C <text:s text:c="4"/>Input</text:p>
      <text:p text:style-name="P32"><text:s text:c="6"/>INTEGER*1 C, E</text:p>
      <text:p text:style-name="P32">C <text:s text:c="4"/>Externals</text:p>
      <text:p text:style-name="P32"><text:s text:c="6"/>EXTERNAL ALPHBT</text:p>
      <text:p text:style-name="P32"><text:s text:c="6"/>INTEGER*1 ALPHA(64), PERM(64), RALPHA(0:255)</text:p>
      <text:p text:style-name="P32"><text:s text:c="6"/>COMMON /ALPHA1/ ALPHA, PERM, RALPHA</text:p>
      <text:p text:style-name="P32">C <text:s text:c="4"/>Local</text:p>
      <text:p text:style-name="P32"><text:s text:c="6"/>INTEGER I</text:p>
      <text:p text:style-name="P32"><text:soft-page-break/><text:s text:c="6"/>INTEGER*1 CH</text:p>
      <text:p text:style-name="P32">C <text:s text:c="4"/>------------------------------------------------------------</text:p>
      <text:p text:style-name="P32"><text:s text:c="6"/>I = RALPHA(C)</text:p>
      <text:p text:style-name="P32"><text:s text:c="6"/>FROMAB = <text:s text:c="57"/>&amp;</text:p>
      <text:p text:style-name="P32"><text:s text:c="5"/>&amp; <text:s/>IAND(60, IEOR(E, I - 1))</text:p>
      <text:p text:style-name="P32">C <text:s text:c="4"/>------------------------------------------------------------</text:p>
      <text:p text:style-name="P32"><text:s text:c="6"/>RETURN</text:p>
      <text:p text:style-name="P32"><text:s text:c="6"/>END</text:p>
      <text:p text:style-name="P32"/>
      <text:p text:style-name="P32">C Function used to encode a value to an alphabet letter using an entropy</text:p>
      <text:p text:style-name="P32">C The lowest two bits are dups of the previous two bits OR'd together</text:p>
      <text:p text:style-name="P32">C with the input character</text:p>
      <text:p text:style-name="P32"><text:s text:c="6"/>FUNCTION TOABET(C, E)</text:p>
      <text:p text:style-name="P32"><text:s text:c="6"/>IMPLICIT NONE</text:p>
      <text:p text:style-name="P32"><text:s text:c="6"/>INTEGER*1 TOABET</text:p>
      <text:p text:style-name="P32">C <text:s text:c="4"/>Input</text:p>
      <text:p text:style-name="P32"><text:s text:c="6"/>INTEGER*1 C, E</text:p>
      <text:p text:style-name="P32">C <text:s text:c="4"/>Externals</text:p>
      <text:p text:style-name="P32"><text:s text:c="6"/>EXTERNAL ALPHBT</text:p>
      <text:p text:style-name="P32"><text:s text:c="6"/>INTEGER*1 ALPHA(64), PERM(64), RALPHA(0:255)</text:p>
      <text:p text:style-name="P32"><text:s text:c="6"/>COMMON /ALPHA1/ ALPHA, PERM, RALPHA</text:p>
      <text:p text:style-name="P32">C <text:s text:c="4"/>------------------------------------------------------------</text:p>
      <text:p text:style-name="P32"><text:s text:c="6"/>TOABET = ALPHA(PERM( <text:s text:c="45"/>&amp;</text:p>
      <text:p text:style-name="P32"><text:s text:c="5"/>&amp; <text:s text:c="3"/>IAND(63, IEOR(E, IOR(C, IAND(3, ISHFT(C, -2))))) + 1))</text:p>
      <text:p text:style-name="P32">C <text:s text:c="4"/>------------------------------------------------------------</text:p>
      <text:p text:style-name="P32"><text:s text:c="6"/>RETURN</text:p>
      <text:p text:style-name="P32"><text:s text:c="6"/>END</text:p>
      <text:p text:style-name="P32"/>
      <text:p text:style-name="P32">C Function used to retrieve a random alphabet character</text:p>
      <text:p text:style-name="P32"><text:s text:c="6"/>FUNCTION TOALPH(E)</text:p>
      <text:p text:style-name="P32"><text:s text:c="6"/>IMPLICIT NONE</text:p>
      <text:p text:style-name="P32"><text:s text:c="6"/>INTEGER*1 TOALPH</text:p>
      <text:p text:style-name="P32">C <text:s text:c="4"/>Input</text:p>
      <text:p text:style-name="P32"><text:s text:c="6"/>INTEGER*1 E</text:p>
      <text:p text:style-name="P32">C <text:s text:c="4"/>Externals</text:p>
      <text:p text:style-name="P32"><text:s text:c="6"/>EXTERNAL ALPHBT</text:p>
      <text:p text:style-name="P32"><text:s text:c="6"/>INTEGER*1 ALPHA(64), PERM(64), RALPHA(0:255)</text:p>
      <text:p text:style-name="P32"><text:s text:c="6"/>COMMON /ALPHA1/ ALPHA, PERM, RALPHA</text:p>
      <text:p text:style-name="P32">C <text:s text:c="4"/>------------------------------------------------------------</text:p>
      <text:p text:style-name="P32"><text:s text:c="6"/>TOALPH = ALPHA(MOD(E, 64) + 1)</text:p>
      <text:p text:style-name="P32">C <text:s text:c="4"/>------------------------------------------------------------</text:p>
      <text:p text:style-name="P32"><text:s text:c="6"/>RETURN</text:p>
      <text:p text:style-name="P32"><text:s text:c="6"/>END</text:p>
      <text:p text:style-name="P32"/>
      <text:p text:style-name="P32">Code listing of keyhas.f</text:p>
      <text:p text:style-name="P32">C Copyright (c) 2013, Vlad Meșco</text:p>
      <text:p text:style-name="P32">C All rights reserved.</text:p>
      <text:p text:style-name="P32">C See LICENSE for a license description</text:p>
      <text:p text:style-name="P32"/>
      <text:p text:style-name="P32">C Routine used to initialize the engine with the key hash and MAGIC</text:p>
      <text:p text:style-name="P32">C values</text:p>
      <text:p text:style-name="P32"><text:s text:c="6"/>SUBROUTINE KEYHAS(K, NK, MAGIC1, MAGIC2)</text:p>
      <text:p text:style-name="P32"><text:s text:c="6"/>IMPLICIT NONE</text:p>
      <text:p text:style-name="P32">C <text:s text:c="4"/>Input</text:p>
      <text:p text:style-name="P32"><text:s text:c="6"/>INTEGER NK</text:p>
      <text:p text:style-name="P32"><text:s text:c="6"/>INTEGER*1 K(NK)</text:p>
      <text:p text:style-name="P32"><text:s text:c="6"/>INTEGER MAGIC1, MAGIC2</text:p>
      <text:p text:style-name="P32">C <text:s text:c="4"/>Common</text:p>
      <text:p text:style-name="P32"><text:s text:c="6"/>INTEGER*1 H</text:p>
      <text:p text:style-name="P32"><text:s text:c="6"/>INTEGER MAG1, MAG2</text:p>
      <text:p text:style-name="P32"><text:s text:c="6"/>COMMON /KEY/ MAG1, MAG2, H</text:p>
      <text:p text:style-name="P32">C <text:s text:c="4"/>Local</text:p>
      <text:p text:style-name="P32"><text:s text:c="6"/>INTEGER I</text:p>
      <text:p text:style-name="P32">C <text:s text:c="4"/>------------------------------------------------------------</text:p>
      <text:p text:style-name="P32"><text:s text:c="6"/>MAG1 = MAGIC1</text:p>
      <text:p text:style-name="P32"><text:s text:c="6"/>MAG2 = MAGIC2</text:p>
      <text:p text:style-name="P32">C Compute key hash. Since this is done only here, this can be upgraded</text:p>
      <text:p text:style-name="P32"><text:soft-page-break/>C to something more professional in v2.0</text:p>
      <text:p text:style-name="P32"><text:s text:c="6"/>H = 0</text:p>
      <text:p text:style-name="P32"><text:s text:c="6"/>DO I = 1, NK</text:p>
      <text:p text:style-name="P32"><text:s text:c="8"/>H = H + K(I)</text:p>
      <text:p text:style-name="P32"><text:s text:c="6"/>END DO</text:p>
      <text:p text:style-name="P32">C <text:s text:c="4"/>------------------------------------------------------------</text:p>
      <text:p text:style-name="P32"><text:s text:c="6"/>RETURN</text:p>
      <text:p text:style-name="P32"><text:s text:c="6"/>END</text:p>
      <text:p text:style-name="P32"/>
      <text:p text:style-name="P32">Code listing of rngmat.f</text:p>
      <text:p text:style-name="P32">C Copyright (c) 2013, Vlad Meșco</text:p>
      <text:p text:style-name="P32">C All rights reserved.</text:p>
      <text:p text:style-name="P32">C See LICENSE for a license description</text:p>
      <text:p text:style-name="P32"/>
      <text:p text:style-name="P32">C Routine used to generate NA random values using the RNG fed with</text:p>
      <text:p text:style-name="P32">C the SEED input parameter</text:p>
      <text:p text:style-name="P32"><text:s text:c="6"/>SUBROUTINE RNGMAT(SEED, NA, A)</text:p>
      <text:p text:style-name="P32"><text:s text:c="6"/>IMPLICIT NONE</text:p>
      <text:p text:style-name="P32">C <text:s text:c="4"/>Input</text:p>
      <text:p text:style-name="P32"><text:s text:c="6"/>INTEGER SEED, NA</text:p>
      <text:p text:style-name="P32">C <text:s text:c="4"/>Output</text:p>
      <text:p text:style-name="P32"><text:s text:c="6"/>INTEGER*1 A(NA)</text:p>
      <text:p text:style-name="P32">C <text:s text:c="4"/>Externals</text:p>
      <text:p text:style-name="P32"><text:s text:c="6"/>INTEGER*1 RNGLOG</text:p>
      <text:p text:style-name="P32"><text:s text:c="6"/>INTEGER RNGSED</text:p>
      <text:p text:style-name="P32"><text:s text:c="6"/>EXTERNAL RNGLOG, RNGSED</text:p>
      <text:p text:style-name="P32">C <text:s text:c="4"/>Local</text:p>
      <text:p text:style-name="P32"><text:s text:c="6"/>INTEGER I, STATE</text:p>
      <text:p text:style-name="P32">C <text:s text:c="4"/>------------------------------------------------------------</text:p>
      <text:p text:style-name="P32"><text:s text:c="6"/>STATE = RNGSED(SEED)</text:p>
      <text:p text:style-name="P32"><text:s text:c="6"/>DO I = 1, NA</text:p>
      <text:p text:style-name="P32"><text:s text:c="8"/>A(I) = RNGLOG(STATE)</text:p>
      <text:p text:style-name="P32"><text:s text:c="6"/>END DO</text:p>
      <text:p text:style-name="P32">C <text:s text:c="4"/>------------------------------------------------------------</text:p>
      <text:p text:style-name="P32"><text:s text:c="6"/>RETURN</text:p>
      <text:p text:style-name="P32"><text:s text:c="6"/>END</text:p>
      <text:p text:style-name="P32"/>
      <text:p text:style-name="P32">Code listing of rng.c</text:p>
      <text:p text:style-name="P32">// Copyright (c) 2013, Vlad Meșco</text:p>
      <text:p text:style-name="P32">// All rights reserved.</text:p>
      <text:p text:style-name="P32">// See LICENSE for a license description</text:p>
      <text:p text:style-name="P32"/>
      <text:p text:style-name="P32">#include &lt;tgmath.h&gt;</text:p>
      <text:p text:style-name="P32"/>
      <text:p text:style-name="P32">/** Union used to access the inidividual bytes of a float */</text:p>
      <text:p text:style-name="P32">typedef union {</text:p>
      <text:p text:style-name="P32"><text:s text:c="4"/>float e;</text:p>
      <text:p text:style-name="P32"><text:s text:c="4"/>int d;</text:p>
      <text:p text:style-name="P32">#define INT(X) (X.d)</text:p>
      <text:p text:style-name="P32">#define FLOAT(X) (X.e)</text:p>
      <text:p text:style-name="P32">} FI_t;</text:p>
      <text:p text:style-name="P32"/>
      <text:p text:style-name="P32">/** Macro used to retrieve a certain byte from an int/float */</text:p>
      <text:p text:style-name="P32">#define BYTE(X) (((char*)(X))[2])</text:p>
      <text:p text:style-name="P32"/>
      <text:p text:style-name="P32">/** Function used to seed the RNG.</text:p>
      <text:p text:style-name="P32"><text:s text:c="2"/>* returns the initial STATE of the RNG */</text:p>
      <text:p text:style-name="P32">int rngsed_(int const* n)</text:p>
      <text:p text:style-name="P32">{</text:p>
      <text:p text:style-name="P32"><text:s text:c="4"/>FI_t un;</text:p>
      <text:p text:style-name="P32"><text:s text:c="4"/>// initialize the number as a float</text:p>
      <text:p text:style-name="P32"><text:s text:c="4"/>FLOAT(un) = (int)*n;</text:p>
      <text:p text:style-name="P32"><text:s text:c="4"/>// the 3rd byte (in order, LE) should contain the boundary</text:p>
      <text:p text:style-name="P32"><text:s text:c="4"/>// <text:s text:c="3"/>between the exponent and the mantissa, so grab that</text:p>
      <text:p text:style-name="P32"><text:s text:c="4"/>return BYTE(&amp;INT(un));</text:p>
      <text:p text:style-name="P32">}</text:p>
      <text:p text:style-name="P32"/>
      <text:p text:style-name="P32"><text:soft-page-break/>/** Function used to retrieve the next random value.</text:p>
      <text:p text:style-name="P32"><text:s text:c="2"/>* The state variable is updated to reflect the current state.</text:p>
      <text:p text:style-name="P32"><text:s text:c="2"/>* returns a new random number */</text:p>
      <text:p text:style-name="P32">char rnglog_(int* state)</text:p>
      <text:p text:style-name="P32">{</text:p>
      <text:p text:style-name="P32"><text:s text:c="4"/>FI_t un, doi;</text:p>
      <text:p text:style-name="P32"><text:s text:c="4"/>INT(un) = *state;</text:p>
      <text:p text:style-name="P32"><text:s text:c="4"/>FLOAT(doi) = sin(FLOAT(un));</text:p>
      <text:p text:style-name="P32"><text:s text:c="4"/>INT(un) = (19073 * INT(un) + 33068) + INT(doi);</text:p>
      <text:p text:style-name="P32"><text:s text:c="4"/>*state = INT(un);</text:p>
      <text:p text:style-name="P32"><text:s text:c="4"/>return BYTE(&amp;INT(un));</text:p>
      <text:p text:style-name="P32">}</text:p>
      <text:p text:style-name="P32"/>
      <text:p text:style-name="P32">Code listing of forfuncs.h</text:p>
      <text:p text:style-name="P32">// Copyright (c) 2013, Vlad Meșco</text:p>
      <text:p text:style-name="P32">// All rights reserved.</text:p>
      <text:p text:style-name="P32">// See LICENSE for a license description</text:p>
      <text:p text:style-name="P32"/>
      <text:p text:style-name="P32">#ifndef ENC_H</text:p>
      <text:p text:style-name="P32">#define ENC_H</text:p>
      <text:p text:style-name="P32"/>
      <text:p text:style-name="P32">// Initialization functions</text:p>
      <text:p text:style-name="P32">extern void keyhas_(</text:p>
      <text:p text:style-name="P32"><text:s text:c="8"/>char const* K,</text:p>
      <text:p text:style-name="P32"><text:s text:c="8"/>int const* NK,</text:p>
      <text:p text:style-name="P32"><text:s text:c="8"/>int const* MAGIC1,</text:p>
      <text:p text:style-name="P32"><text:s text:c="8"/>int const* MAGIC2);</text:p>
      <text:p text:style-name="P32">extern void setper_(</text:p>
      <text:p text:style-name="P32"><text:s text:c="8"/>char const PERM[64]);</text:p>
      <text:p text:style-name="P32"/>
      <text:p text:style-name="P32">// Encryption functions</text:p>
      <text:p text:style-name="P32">extern void enc_(</text:p>
      <text:p text:style-name="P32"><text:s text:c="8"/>char const* restrict T,</text:p>
      <text:p text:style-name="P32"><text:s text:c="8"/>int const* restrict NT,</text:p>
      <text:p text:style-name="P32"><text:s text:c="8"/>char const* restrict K,</text:p>
      <text:p text:style-name="P32"><text:s text:c="8"/>int const* restrict NK,</text:p>
      <text:p text:style-name="P32"><text:s text:c="8"/>char* restrict R);</text:p>
      <text:p text:style-name="P32">extern void tob64_(</text:p>
      <text:p text:style-name="P32"><text:s text:c="8"/>char const* restrict T,</text:p>
      <text:p text:style-name="P32"><text:s text:c="8"/>int const* restrict NT,</text:p>
      <text:p text:style-name="P32"><text:s text:c="8"/>char* restrict T64);</text:p>
      <text:p text:style-name="P32">extern void spacfr_(</text:p>
      <text:p text:style-name="P32"><text:s text:c="8"/>char const* restrict T,</text:p>
      <text:p text:style-name="P32"><text:s text:c="8"/>int const* restrict NT,</text:p>
      <text:p text:style-name="P32"><text:s text:c="8"/>char* restrict TS,</text:p>
      <text:p text:style-name="P32"><text:s text:c="8"/>int* restrict NTS);</text:p>
      <text:p text:style-name="P32">extern void despcf_(</text:p>
      <text:p text:style-name="P32"><text:s text:c="8"/>char const* restrict TS,</text:p>
      <text:p text:style-name="P32"><text:s text:c="8"/>int const* restrict NTS,</text:p>
      <text:p text:style-name="P32"><text:s text:c="8"/>char* restrict T,</text:p>
      <text:p text:style-name="P32"><text:s text:c="8"/>int* restrict NT);</text:p>
      <text:p text:style-name="P32">extern void deb64_(</text:p>
      <text:p text:style-name="P32"><text:s text:c="8"/>char const* restrict T64,</text:p>
      <text:p text:style-name="P32"><text:s text:c="8"/>int const* restrict NT64,</text:p>
      <text:p text:style-name="P32"><text:s text:c="8"/>char* restrict T);</text:p>
      <text:p text:style-name="P32">extern void dec_(</text:p>
      <text:p text:style-name="P32"><text:s text:c="8"/>char const* restrict T,</text:p>
      <text:p text:style-name="P32"><text:s text:c="8"/>int const* restrict NT,</text:p>
      <text:p text:style-name="P32"><text:s text:c="8"/>char const* restrict K,</text:p>
      <text:p text:style-name="P32"><text:s text:c="8"/>int const* restrict NK,</text:p>
      <text:p text:style-name="P32"><text:s text:c="8"/>char* restrict R);</text:p>
      <text:p text:style-name="P32"/>
      <text:p text:style-name="P32">#endif</text:p>
      <text:p text:style-name="P32"/>
      <text:p text:style-name="P32">Code listing of main.c</text:p>
      <text:p text:style-name="P32">// Copyright (c) 2013, Vlad Meșco</text:p>
      <text:p text:style-name="P32">// All rights reserved.</text:p>
      <text:p text:style-name="P32"><text:soft-page-break/>// See LICENSE for a license description</text:p>
      <text:p text:style-name="P32"/>
      <text:p text:style-name="P32">#include "forfuncs.h"</text:p>
      <text:p text:style-name="P32">#include &lt;stdio.h&gt;</text:p>
      <text:p text:style-name="P32">#include &lt;string.h&gt;</text:p>
      <text:p text:style-name="P32">#include &lt;stdlib.h&gt;</text:p>
      <text:p text:style-name="P32"/>
      <text:p text:style-name="P32">FILE* configFile, *inFile, *outFile;</text:p>
      <text:p text:style-name="P32">char key[256], inputText[10 &lt;&lt; 20], outputText[10 &lt;&lt; 20];</text:p>
      <text:p text:style-name="P32">int nkey, ninputText, noutputText, magic1, magic2;</text:p>
      <text:p text:style-name="P32"/>
      <text:p text:style-name="P32">void config() {</text:p>
      <text:p text:style-name="P32"><text:s text:c="4"/>char permutation[64];</text:p>
      <text:p text:style-name="P32"><text:s text:c="4"/>fscanf(configFile, "%d %d", &amp;magic1, &amp;magic2);</text:p>
      <text:p text:style-name="P32"><text:s text:c="4"/>for(int i = 0, buf; i &lt; 64; fscanf(configFile, "%d", &amp;buf), permutation[i++] = buf);</text:p>
      <text:p text:style-name="P32"><text:s text:c="4"/>fgets(key, 256, stdin);</text:p>
      <text:p text:style-name="P32"><text:s text:c="4"/>nkey = strlen(key);</text:p>
      <text:p text:style-name="P32"><text:s text:c="4"/>if(key[nkey - 1] == '\n' || key[nkey - 1] == '\r') key[--nkey] = '\0';</text:p>
      <text:p text:style-name="P32"><text:s text:c="4"/>keyhas_(key, &amp;nkey, &amp;magic1, &amp;magic2);</text:p>
      <text:p text:style-name="P32"><text:s text:c="4"/>setper_(permutation);</text:p>
      <text:p text:style-name="P32">}</text:p>
      <text:p text:style-name="P32"/>
      <text:p text:style-name="P32">void encrypt() {</text:p>
      <text:p text:style-name="P32"><text:s text:c="4"/>ninputText = fread(inputText, sizeof(char), 10 &lt;&lt; 20, inFile);</text:p>
      <text:p text:style-name="P32"><text:s text:c="4"/>enc_(inputText, &amp;ninputText, key, &amp;nkey, outputText);</text:p>
      <text:p text:style-name="P32"><text:s text:c="4"/>tob64_(outputText, &amp;ninputText, inputText);</text:p>
      <text:p text:style-name="P32"><text:s text:c="4"/>ninputText *= 2;</text:p>
      <text:p text:style-name="P32"><text:s text:c="4"/>spacfr_(inputText, &amp;ninputText, outputText, &amp;noutputText);</text:p>
      <text:p text:style-name="P32"><text:s text:c="4"/>fwrite(outputText, sizeof(char), noutputText, outFile);</text:p>
      <text:p text:style-name="P32">}</text:p>
      <text:p text:style-name="P32"/>
      <text:p text:style-name="P32">void decrypt() {</text:p>
      <text:p text:style-name="P32"><text:s text:c="4"/>ninputText = fread(inputText, sizeof(char), 10 &lt;&lt; 20, inFile);</text:p>
      <text:p text:style-name="P32"><text:s text:c="4"/>despcf_(inputText, &amp;ninputText, outputText, &amp;noutputText);</text:p>
      <text:p text:style-name="P32"><text:s text:c="4"/>deb64_(outputText, &amp;noutputText, inputText);</text:p>
      <text:p text:style-name="P32"><text:s text:c="4"/>noutputText /= 2;</text:p>
      <text:p text:style-name="P32"><text:s text:c="4"/>dec_(inputText, &amp;noutputText, key, &amp;nkey, outputText);</text:p>
      <text:p text:style-name="P32"><text:s text:c="4"/>fwrite(outputText, sizeof(char), noutputText, outFile);</text:p>
      <text:p text:style-name="P32">}</text:p>
      <text:p text:style-name="P32"/>
      <text:p text:style-name="P32">int main(int argc, char* argv[]) {</text:p>
      <text:p text:style-name="P32">#define USAGE { printf("usage: %s (e|d) configFile inFile outFile\n", argv[0]); return 255; }</text:p>
      <text:p text:style-name="P32"><text:s text:c="4"/>if(argc != 5) USAGE</text:p>
      <text:p text:style-name="P32"><text:s text:c="4"/>else {</text:p>
      <text:p text:style-name="P32"><text:s text:c="8"/>switch(argv[1][0]) {</text:p>
      <text:p text:style-name="P32"><text:s text:c="8"/>default:</text:p>
      <text:p text:style-name="P32"><text:s text:c="12"/>USAGE</text:p>
      <text:p text:style-name="P32"><text:s text:c="8"/>case 'e': case 'd':</text:p>
      <text:p text:style-name="P32"><text:s text:c="12"/>configFile = fopen(argv[2], "r");</text:p>
      <text:p text:style-name="P32"><text:s text:c="12"/>inFile = fopen(argv[3], "rb");</text:p>
      <text:p text:style-name="P32"><text:s text:c="12"/>outFile = fopen(argv[4], "wb");</text:p>
      <text:p text:style-name="P32"><text:s text:c="12"/>config();</text:p>
      <text:p text:style-name="P32"><text:s text:c="12"/>if(argv[1][0] == 'e') encrypt();</text:p>
      <text:p text:style-name="P32"><text:s text:c="12"/>else decrypt();</text:p>
      <text:p text:style-name="P32"><text:s text:c="8"/>}</text:p>
      <text:p text:style-name="P32"><text:s text:c="4"/>}</text:p>
      <text:p text:style-name="P32"><text:s text:c="4"/>fclose(configFile);</text:p>
      <text:p text:style-name="P32"><text:s text:c="4"/>fclose(inFile);</text:p>
      <text:p text:style-name="P32"><text:s text:c="4"/>fclose(outFile);</text:p>
      <text:p text:style-name="P32"><text:s text:c="4"/>return 0;</text:p>
      <text:p text:style-name="P32">}</text:p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FreeMono" svg:font-family="FreeMono" style:font-family-generic="modern" style:font-pitch="fixed"/>
    <style:font-face style:name="Droid Serif" svg:font-family="'Droid Serif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roid Serif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DE" style:family="paragraph" style:parent-style-name="Standard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FreeMono" fo:font-size="10pt" style:font-size-asian="10pt" style:font-size-complex="10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2" style:display-name="List 2" style:family="paragraph" style:parent-style-name="List" style:default-outline-level="3" style:list-style-name="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>
          <style:tab-stop style:position="3.3465in" style:type="center"/>
          <style:tab-stop style:position="6.6929in" style:type="right"/>
        </style:tab-stops>
        <style:background-image/>
      </style:paragraph-properties>
      <style:text-properties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lineCODE" style:family="text">
      <style:text-properties style:font-name="FreeMono" fo:font-size="10pt" officeooo:rsid="001bcf55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FreeMono" fo:font-size="10pt" officeooo:paragraph-rsid="002608b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20e203"/>
    </style:style>
    <style:style style:name="M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section text:style-name="MSect1" text:name="Section1">
          <text:p text:style-name="MP1"><text:span text:style-name="MT1">Vlad Meșco SSI-codeListing.odt<text:tab/><text:tab/></text:span><text:span text:style-name="MT1"><text:page-number text:select-page="current">13</text:page-number></text:span><text:span text:style-name="MT1"> / </text:span><text:span text:style-name="MT1"><text:page-count>13</text:page-count></text:span></text:p>
        </text:section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 Meșco</meta:initial-creator>
    <meta:creation-date>2013-12-09T23:17:00</meta:creation-date>
    <dc:date>2013-12-17T00:37:32</dc:date>
    <dc:creator>Vlad Meșco</dc:creator>
    <meta:editing-duration>P5DT11H33M15S</meta:editing-duration>
    <meta:editing-cycles>17</meta:editing-cycles>
    <meta:generator>LibreOffice/4.0.2.2$Linux_X86_64 LibreOffice_project/400m0$Build-2</meta:generator>
    <meta:document-statistic meta:table-count="0" meta:image-count="0" meta:object-count="0" meta:page-count="13" meta:paragraph-count="708" meta:word-count="3871" meta:character-count="25701" meta:non-whitespace-character-count="18712"/>
  </office:meta>
</office:document-meta>
</file>